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思源黑体" svg:font-family="思源黑体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5.678cm"/>
    </style:style>
    <style:style style:name="co3" style:family="table-column">
      <style:table-column-properties fo:break-before="auto" style:column-width="4.316cm"/>
    </style:style>
    <style:style style:name="co4" style:family="table-column">
      <style:table-column-properties fo:break-before="auto" style:column-width="5.613cm"/>
    </style:style>
    <style:style style:name="co5" style:family="table-column">
      <style:table-column-properties fo:break-before="auto" style:column-width="5.338cm"/>
    </style:style>
    <style:style style:name="co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5.376cm"/>
    </style:style>
    <style:style style:name="co8" style:family="table-column">
      <style:table-column-properties fo:break-before="auto" style:column-width="5.168cm"/>
    </style:style>
    <style:style style:name="co9" style:family="table-column">
      <style:table-column-properties fo:break-before="auto" style:column-width="5.939cm"/>
    </style:style>
    <style:style style:name="co10" style:family="table-column">
      <style:table-column-properties fo:break-before="auto" style:column-width="10.218cm"/>
    </style:style>
    <style:style style:name="co11" style:family="table-column">
      <style:table-column-properties fo:break-before="auto" style:column-width="4.657cm"/>
    </style:style>
    <style:style style:name="co12" style:family="table-column">
      <style:table-column-properties fo:break-before="auto" style:column-width="1.843cm"/>
    </style:style>
    <style:style style:name="co13" style:family="table-column">
      <style:table-column-properties fo:break-before="auto" style:column-width="2.447cm"/>
    </style:style>
    <style:style style:name="co14" style:family="table-column">
      <style:table-column-properties fo:break-before="auto" style:column-width="4.251cm"/>
    </style:style>
    <style:style style:name="co15" style:family="table-column">
      <style:table-column-properties fo:break-before="auto" style:column-width="4.33cm"/>
    </style:style>
    <style:style style:name="co16" style:family="table-column">
      <style:table-column-properties fo:break-before="auto" style:column-width="4.304cm"/>
    </style:style>
    <style:style style:name="co17" style:family="table-column">
      <style:table-column-properties fo:break-before="auto" style:column-width="4.997cm"/>
    </style:style>
    <style:style style:name="co18" style:family="table-column">
      <style:table-column-properties fo:break-before="auto" style:column-width="4.029cm"/>
    </style:style>
    <style:style style:name="co19" style:family="table-column">
      <style:table-column-properties fo:break-before="auto" style:column-width="3.205cm"/>
    </style:style>
    <style:style style:name="co20" style:family="table-column">
      <style:table-column-properties fo:break-before="auto" style:column-width="4.408cm"/>
    </style:style>
    <style:style style:name="co21" style:family="table-column">
      <style:table-column-properties fo:break-before="auto" style:column-width="2.053cm"/>
    </style:style>
    <style:style style:name="co22" style:family="table-column">
      <style:table-column-properties fo:break-before="auto" style:column-width="4.695cm"/>
    </style:style>
    <style:style style:name="co23" style:family="table-column">
      <style:table-column-properties fo:break-before="auto" style:column-width="2.0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none"/>
    </style:style>
    <style:style style:name="odfdo_auto_2" style:family="table-cell" style:parent-style-name="Default">
      <style:table-cell-properties fo:background-color="#0000a9" fo:border="none"/>
    </style:style>
    <style:style style:name="odfdo_auto_3" style:family="table-cell" style:parent-style-name="Default">
      <style:table-cell-properties fo:background-color="#0000d6" fo:border="none"/>
    </style:style>
    <style:style style:name="odfdo_auto_4" style:family="table-cell" style:parent-style-name="Default">
      <style:table-cell-properties fo:background-color="#0000ff" fo:border="none"/>
    </style:style>
    <style:style style:name="odfdo_auto_5" style:family="table-cell" style:parent-style-name="Default">
      <style:table-cell-properties fo:background-color="#001cff" fo:border="none"/>
    </style:style>
    <style:style style:name="odfdo_auto_6" style:family="table-cell" style:parent-style-name="Default">
      <style:table-cell-properties fo:background-color="#0044ff" fo:border="none"/>
    </style:style>
    <style:style style:name="odfdo_auto_7" style:family="table-cell" style:parent-style-name="Default">
      <style:table-cell-properties fo:background-color="#006cff" fo:border="none"/>
    </style:style>
    <style:style style:name="odfdo_auto_8" style:family="table-cell" style:parent-style-name="Default">
      <style:table-cell-properties fo:background-color="#0091ff" fo:border="none"/>
    </style:style>
    <style:style style:name="odfdo_auto_9" style:family="table-cell" style:parent-style-name="Default">
      <style:table-cell-properties fo:background-color="#00b9ff" fo:border="none"/>
    </style:style>
    <style:style style:name="odfdo_auto_10" style:family="table-cell" style:parent-style-name="Default">
      <style:table-cell-properties fo:background-color="#00e1fb" fo:border="none"/>
    </style:style>
    <style:style style:name="odfdo_auto_11" style:family="table-cell" style:parent-style-name="Default">
      <style:table-cell-properties fo:background-color="#1cffdb" fo:border="none"/>
    </style:style>
    <style:style style:name="odfdo_auto_12" style:family="table-cell" style:parent-style-name="Default">
      <style:table-cell-properties fo:background-color="#3cffbb" fo:border="none"/>
    </style:style>
    <style:style style:name="odfdo_auto_13" style:family="table-cell" style:parent-style-name="Default">
      <style:table-cell-properties fo:background-color="#5dff9a" fo:border="none"/>
    </style:style>
    <style:style style:name="odfdo_auto_14" style:family="table-cell" style:parent-style-name="Default">
      <style:table-cell-properties fo:background-color="#7dff7a" fo:border="none"/>
    </style:style>
    <style:style style:name="odfdo_auto_15" style:family="table-cell" style:parent-style-name="Default">
      <style:table-cell-properties fo:background-color="#9aff5d" fo:border="none"/>
    </style:style>
    <style:style style:name="odfdo_auto_16" style:family="table-cell" style:parent-style-name="Default">
      <style:table-cell-properties fo:background-color="#bbff3c" fo:border="none"/>
    </style:style>
    <style:style style:name="odfdo_auto_17" style:family="table-cell" style:parent-style-name="Default">
      <style:table-cell-properties fo:background-color="#dbff1c" fo:border="none"/>
    </style:style>
    <style:style style:name="odfdo_auto_18" style:family="table-cell" style:parent-style-name="Default">
      <style:table-cell-properties fo:background-color="#fbf100" fo:border="none"/>
    </style:style>
    <style:style style:name="odfdo_auto_19" style:family="table-cell" style:parent-style-name="Default">
      <style:table-cell-properties fo:background-color="#ffcc00" fo:border="none"/>
    </style:style>
    <style:style style:name="odfdo_auto_20" style:family="table-cell" style:parent-style-name="Default">
      <style:table-cell-properties fo:background-color="#ffa700" fo:border="none"/>
    </style:style>
    <style:style style:name="odfdo_auto_21" style:family="table-cell" style:parent-style-name="Default">
      <style:table-cell-properties fo:background-color="#ff8600" fo:border="none"/>
    </style:style>
    <style:style style:name="odfdo_auto_22" style:family="table-cell" style:parent-style-name="Default">
      <style:table-cell-properties fo:background-color="#ff6000" fo:border="none"/>
    </style:style>
    <style:style style:name="odfdo_auto_23" style:family="table-cell" style:parent-style-name="Default">
      <style:table-cell-properties fo:background-color="#ff3b00" fo:border="none"/>
    </style:style>
    <style:style style:name="odfdo_auto_24" style:family="table-cell" style:parent-style-name="Default">
      <style:table-cell-properties fo:background-color="#ff1600" fo:border="none"/>
    </style:style>
    <style:style style:name="odfdo_auto_25" style:family="table-cell" style:parent-style-name="Default">
      <style:table-cell-properties fo:background-color="#d60000" fo:border="none"/>
    </style:style>
    <style:style style:name="odfdo_auto_26" style:family="table-cell" style:parent-style-name="Default">
      <style:table-cell-properties fo:background-color="#a90000" fo:border="none"/>
    </style:style>
    <style:style style:name="odfdo_auto_27" style:family="table-cell" style:parent-style-name="Default">
      <style:table-cell-properties fo:background-color="#0c0787" fo:border="none"/>
    </style:style>
    <style:style style:name="odfdo_auto_39" style:family="table-cell" style:parent-style-name="Default">
      <style:table-cell-properties fo:background-color="#8807a6" fo:border="none"/>
    </style:style>
    <style:style style:name="odfdo_auto_42" style:family="table-cell" style:parent-style-name="Default">
      <style:table-cell-properties fo:background-color="#a11b9b" fo:border="none"/>
    </style:style>
    <style:style style:name="odfdo_auto_69" style:family="table-cell" style:parent-style-name="Default">
      <style:table-cell-properties fo:border="none"/>
      <style:text-properties fo:color="#ff0000"/>
    </style:style>
    <style:style style:name="odfdo_auto_29" style:family="table-cell" style:parent-style-name="Default">
      <style:table-cell-properties fo:background-color="#280592" fo:border="none"/>
    </style:style>
    <style:style style:name="odfdo_auto_43" style:family="table-cell" style:parent-style-name="Default">
      <style:table-cell-properties fo:background-color="#a92296" fo:border="none"/>
    </style:style>
    <style:style style:name="odfdo_auto_57" style:family="table-cell" style:parent-style-name="Default">
      <style:table-cell-properties fo:background-color="#f2834c" fo:border="none"/>
    </style:style>
    <style:style style:name="odfdo_auto_61" style:family="table-cell" style:parent-style-name="Default">
      <style:table-cell-properties fo:background-color="#fca437" fo:border="none"/>
    </style:style>
    <style:style style:name="odfdo_auto_62" style:family="table-cell" style:parent-style-name="Default">
      <style:table-cell-properties fo:background-color="#fdac32" fo:border="none"/>
    </style:style>
    <style:style style:name="odfdo_auto_63" style:family="table-cell" style:parent-style-name="Default">
      <style:table-cell-properties fo:background-color="#feb52e" fo:border="none"/>
    </style:style>
    <style:style style:name="odfdo_auto_53" style:family="table-cell" style:parent-style-name="Default">
      <style:table-cell-properties fo:background-color="#e26561" fo:border="none"/>
    </style:style>
    <style:style style:name="odfdo_auto_65" style:family="table-cell" style:parent-style-name="Default">
      <style:table-cell-properties fo:background-color="#fdc826" fo:border="none"/>
    </style:style>
    <style:style style:name="odfdo_auto_66" style:family="table-cell" style:parent-style-name="Default">
      <style:table-cell-properties fo:background-color="#fcd224" fo:border="none"/>
    </style:style>
    <style:style style:name="odfdo_auto_67" style:family="table-cell" style:parent-style-name="Default">
      <style:table-cell-properties fo:background-color="#fadc24" fo:border="none"/>
    </style:style>
    <style:style style:name="odfdo_auto_56" style:family="table-cell" style:parent-style-name="Default">
      <style:table-cell-properties fo:background-color="#ee7b51" fo:border="none"/>
    </style:style>
    <style:style style:name="odfdo_auto_28" style:family="table-cell" style:parent-style-name="Default">
      <style:table-cell-properties fo:background-color="#1b068d" fo:border="none"/>
    </style:style>
    <style:style style:name="odfdo_auto_40" style:family="table-cell" style:parent-style-name="Default">
      <style:table-cell-properties fo:background-color="#910ea3" fo:border="none"/>
    </style:style>
    <style:style style:name="odfdo_auto_41" style:family="table-cell" style:parent-style-name="Default">
      <style:table-cell-properties fo:background-color="#9914a0" fo:border="none"/>
    </style:style>
    <style:style style:name="odfdo_auto_52" style:family="table-cell" style:parent-style-name="Default">
      <style:table-cell-properties fo:background-color="#dd5e66" fo:border="none"/>
    </style:style>
    <style:style style:name="odfdo_auto_34" style:family="table-cell" style:parent-style-name="Default">
      <style:table-cell-properties fo:background-color="#5b00a5" fo:border="none"/>
    </style:style>
    <style:style style:name="odfdo_auto_49" style:family="table-cell" style:parent-style-name="Default">
      <style:table-cell-properties fo:background-color="#ce4976" fo:border="none"/>
    </style:style>
    <style:style style:name="odfdo_auto_54" style:family="table-cell" style:parent-style-name="Default">
      <style:table-cell-properties fo:background-color="#e66c5c" fo:border="none"/>
    </style:style>
    <style:style style:name="odfdo_auto_55" style:family="table-cell" style:parent-style-name="Default">
      <style:table-cell-properties fo:background-color="#eb7456" fo:border="none"/>
    </style:style>
    <style:style style:name="odfdo_auto_64" style:family="table-cell" style:parent-style-name="Default">
      <style:table-cell-properties fo:background-color="#febf29" fo:border="none"/>
    </style:style>
    <style:style style:name="odfdo_auto_58" style:family="table-cell" style:parent-style-name="Default">
      <style:table-cell-properties fo:background-color="#f58b47" fo:border="none"/>
    </style:style>
    <style:style style:name="odfdo_auto_32" style:family="table-cell" style:parent-style-name="Default">
      <style:table-cell-properties fo:background-color="#4702a0" fo:border="none"/>
    </style:style>
    <style:style style:name="odfdo_auto_59" style:family="table-cell" style:parent-style-name="Default">
      <style:table-cell-properties fo:background-color="#f89342" fo:border="none"/>
    </style:style>
    <style:style style:name="odfdo_auto_30" style:family="table-cell" style:parent-style-name="Default">
      <style:table-cell-properties fo:background-color="#330497" fo:border="none"/>
    </style:style>
    <style:style style:name="odfdo_auto_50" style:family="table-cell" style:parent-style-name="Default">
      <style:table-cell-properties fo:background-color="#d35070" fo:border="none"/>
    </style:style>
    <style:style style:name="odfdo_auto_31" style:family="table-cell" style:parent-style-name="Default">
      <style:table-cell-properties fo:background-color="#3d039c" fo:border="none"/>
    </style:style>
    <style:style style:name="odfdo_auto_51" style:family="table-cell" style:parent-style-name="Default">
      <style:table-cell-properties fo:background-color="#d8576b" fo:border="none"/>
    </style:style>
    <style:style style:name="odfdo_auto_60" style:family="table-cell" style:parent-style-name="Default">
      <style:table-cell-properties fo:background-color="#fa9b3c" fo:border="none"/>
    </style:style>
    <style:style style:name="odfdo_auto_44" style:family="table-cell" style:parent-style-name="Default">
      <style:table-cell-properties fo:background-color="#b02991" fo:border="none"/>
    </style:style>
    <style:style style:name="odfdo_auto_33" style:family="table-cell" style:parent-style-name="Default">
      <style:table-cell-properties fo:background-color="#5101a3" fo:border="none"/>
    </style:style>
    <style:style style:name="odfdo_auto_35" style:family="table-cell" style:parent-style-name="Default">
      <style:table-cell-properties fo:background-color="#6400a7" fo:border="none"/>
    </style:style>
    <style:style style:name="odfdo_auto_45" style:family="table-cell" style:parent-style-name="Default">
      <style:table-cell-properties fo:background-color="#b72f8b" fo:border="none"/>
    </style:style>
    <style:style style:name="odfdo_auto_36" style:family="table-cell" style:parent-style-name="Default">
      <style:table-cell-properties fo:background-color="#6e00a8" fo:border="none"/>
    </style:style>
    <style:style style:name="odfdo_auto_46" style:family="table-cell" style:parent-style-name="Default">
      <style:table-cell-properties fo:background-color="#bd3686" fo:border="none"/>
    </style:style>
    <style:style style:name="odfdo_auto_37" style:family="table-cell" style:parent-style-name="Default">
      <style:table-cell-properties fo:background-color="#7701a8" fo:border="none"/>
    </style:style>
    <style:style style:name="odfdo_auto_47" style:family="table-cell" style:parent-style-name="Default">
      <style:table-cell-properties fo:background-color="#c33d80" fo:border="none"/>
    </style:style>
    <style:style style:name="odfdo_auto_38" style:family="table-cell" style:parent-style-name="Default">
      <style:table-cell-properties fo:background-color="#8003a8" fo:border="none"/>
    </style:style>
    <style:style style:name="odfdo_auto_48" style:family="table-cell" style:parent-style-name="Default">
      <style:table-cell-properties fo:background-color="#c9447a" fo:border="none"/>
    </style:style>
  </office:automatic-styles>
  <office:body>
    <office:spreadsheet>
      <table:table table:name="H" table:style-name="ta1">
        <table:table-column table:style-name="co1" table:default-cell-style-name="Default"/>
        <table:table-column table:style-name="co1" table:default-cell-style-name="odfdo_auto_69"/>
        <table:table-column table:style-name="co2" table:default-cell-style-name="odfdo_auto_69"/>
        <table:table-column table:style-name="co3" table:default-cell-style-name="odfdo_auto_3"/>
        <table:table-column table:style-name="co1" table:number-columns-repeated="8" table:default-cell-style-name="odfdo_auto_69"/>
        <table:table-column table:style-name="co1" table:default-cell-style-name="odfdo_auto_12"/>
        <table:table-column table:style-name="co4" table:default-cell-style-name="odfdo_auto_69"/>
        <table:table-column table:style-name="co1" table:number-columns-repeated="2" table:default-cell-style-name="odfdo_auto_69"/>
        <table:table-column table:style-name="co1" table:default-cell-style-name="odfdo_auto_40"/>
        <table:table-column table:style-name="co1" table:default-cell-style-name="odfdo_auto_69"/>
        <table:table-column table:style-name="co1" table:default-cell-style-name="odfdo_auto_12"/>
        <table:table-column table:style-name="co5" table:default-cell-style-name="odfdo_auto_69"/>
        <table:table-column table:style-name="co1" table:default-cell-style-name="odfdo_auto_34"/>
        <table:table-column table:style-name="co1" table:default-cell-style-name="odfdo_auto_12"/>
        <table:table-column table:style-name="co6" table:default-cell-style-name="odfdo_auto_12"/>
        <table:table-column table:style-name="co1" table:default-cell-style-name="odfdo_auto_23"/>
        <table:table-column table:style-name="co1" table:default-cell-style-name="odfdo_auto_24"/>
        <table:table-column table:style-name="co7" table:default-cell-style-name="odfdo_auto_12"/>
        <table:table-column table:style-name="co1" table:default-cell-style-name="odfdo_auto_12"/>
        <table:table-column table:style-name="co1" table:number-columns-repeated="16357"/>
        <table:table-row table:style-name="ro1">
          <table:table-cell office:value-type="string" calcext:value-type="string">
            <text:p>H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loat32</text:p>
          </table:table-cell>
          <table:table-cell table:style-name="odfdo_auto_5" office:value-type="string" calcext:value-type="string">
            <text:p>longdouble</text:p>
          </table:table-cell>
          <table:table-cell table:style-name="odfdo_auto_6" office:value-type="string" calcext:value-type="string">
            <text:p>complex64</text:p>
          </table:table-cell>
          <table:table-cell table:style-name="odfdo_auto_7" office:value-type="string" calcext:value-type="string">
            <text:p>int32</text:p>
          </table:table-cell>
          <table:table-cell table:style-name="odfdo_auto_8" office:value-type="string" calcext:value-type="string">
            <text:p>uint16</text:p>
          </table:table-cell>
          <table:table-cell table:style-name="odfdo_auto_9" office:value-type="string" calcext:value-type="string">
            <text:p>Integer</text:p>
          </table:table-cell>
          <table:table-cell table:style-name="odfdo_auto_10" office:value-type="string" calcext:value-type="string">
            <text:p>IntegerMod_int</text:p>
          </table:table-cell>
          <table:table-cell table:style-name="odfdo_auto_11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3" office:value-type="string" calcext:value-type="string">
            <text:p>Polynomial_integer_dense_flint</text:p>
          </table:table-cell>
          <table:table-cell table:style-name="odfdo_auto_14" office:value-type="string" calcext:value-type="string">
            <text:p>Polynomial_rational_flint</text:p>
          </table:table-cell>
          <table:table-cell table:style-name="odfdo_auto_15" office:value-type="string" calcext:value-type="string">
            <text:p>PolynomialRealDense</text:p>
          </table:table-cell>
          <table:table-cell table:style-name="odfdo_auto_16" office:value-type="string" calcext:value-type="string">
            <text:p>PolynomialRing_field_with_category.element_class</text:p>
          </table:table-cell>
          <table:table-cell table:style-name="odfdo_auto_17" office:value-type="string" calcext:value-type="string">
            <text:p>OrderElement_quadratic</text:p>
          </table:table-cell>
          <table:table-cell table:style-name="odfdo_auto_18" office:value-type="string" calcext:value-type="string">
            <text:p>NumberFieldElement_gaussian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  <table:table-cell table:style-name="Default" table:number-columns-repeated="16357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odfdo_auto_27" office:value-type="string" calcext:value-type="string">
            <text:p>Expression | float | int</text:p>
          </table:table-cell>
          <table:table-cell table:style-name="odfdo_auto_28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29" office:value-type="string" calcext:value-type="string">
            <text:p>Integer | Rational | Expression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Integer | Rational | 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9" office:value-type="string" calcext:value-type="string">
            <text:p>Integer | Rational | Expression</text:p>
          </table:table-cell>
          <table:table-cell table:style-name="odfdo_auto_30" office:value-type="string" calcext:value-type="string">
            <text:p>Integer | RealNumber | Expression</text:p>
          </table:table-cell>
          <table:table-cell table:style-name="odfdo_auto_31" office:value-type="string" calcext:value-type="string">
            <text:p>Integer | Expression | ComplexNumber</text:p>
          </table:table-cell>
          <table:table-cell table:style-name="odfdo_auto_29" office:value-type="string" calcext:value-type="string">
            <text:p>Integer | Rational | Expression</text:p>
          </table:table-cell>
          <table:table-cell table:style-name="odfdo_auto_32" office:value-type="string" calcext:value-type="string">
            <text:p>Integer | Expression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office:value-type="string" calcext:value-type="string">
            <text:p>RealDoubleElement_gsl | ComplexDoubleElement</text:p>
          </table:table-cell>
          <table:table-cell table:style-name="odfdo_auto_35" office:value-type="string" calcext:value-type="string">
            <text:p>Integer | RealBall | Expression</text:p>
          </table:table-cell>
          <table:table-cell table:style-name="odfdo_auto_36" office:value-type="string" calcext:value-type="string">
            <text:p>Integer | RealIntervalFieldElement | 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37" office:value-type="string" calcext:value-type="string">
            <text:p>Integer | ComplexBall | Expression</text:p>
          </table:table-cell>
          <table:table-cell table:style-name="odfdo_auto_38" office:value-type="string" calcext:value-type="string">
            <text:p>Integer | ComplexIntervalFieldElement | Expression</text:p>
          </table:table-cell>
          <table:table-cell table:style-name="Default" table:number-columns-repeated="16357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39" office:value-type="string" calcext:value-type="string">
            <text:p>Expression | float</text:p>
          </table:table-cell>
          <table:table-cell table:style-name="odfdo_auto_28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39" office:value-type="string" calcext:value-type="string">
            <text:p>Expression | float</text:p>
          </table:table-cell>
          <table:table-cell office:value-type="string" calcext:value-type="string">
            <text:p>TypeError</text:p>
          </table:table-cell>
          <table:table-cell table:style-name="odfdo_auto_39" office:value-type="string" calcext:value-type="string">
            <text:p>Expression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0" office:value-type="string" calcext:value-type="string">
            <text:p>Expression | PolynomialRing_field_with_category.element_class</text:p>
          </table:table-cell>
          <table:table-cell table:style-name="odfdo_auto_41" office:value-type="string" calcext:value-type="string">
            <text:p>Expression | PolynomialRealDense</text:p>
          </table:table-cell>
          <table:table-cell office:value-type="string" calcext:value-type="string">
            <text:p>Expression | PolynomialRing_field_with_category.element_class</text:p>
          </table:table-cell>
          <table:table-cell table:style-name="odfdo_auto_39" office:value-type="string" calcext:value-type="string">
            <text:p>Expression | float</text:p>
          </table:table-cell>
          <table:table-cell office:value-type="string" calcext:value-type="string">
            <text:p>Expression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42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42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42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4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 | PolynomialRing_field_with_category.element_class</text:p>
          </table:table-cell>
          <table:table-cell table:style-name="odfdo_auto_42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4" office:value-type="string" calcext:value-type="string">
            <text:p>float32</text:p>
          </table:table-cell>
          <table:table-cell table:number-columns-repeated="2" office:value-type="string" calcext:value-type="string">
            <text:p>NotImplementedError</text:p>
          </table:table-cell>
          <table:table-cell table:style-name="odfdo_auto_69" office:value-type="string" calcext:value-type="string">
            <text:p>NotImplementedError</text:p>
          </table:table-cell>
          <table:table-cell table:number-columns-repeated="8" office:value-type="string" calcext:value-type="string">
            <text:p>NotImplementedError</text:p>
          </table:table-cell>
          <table:table-cell table:style-name="odfdo_auto_69" office:value-type="string" calcext:value-type="string">
            <text:p>NotImplementedError</text:p>
          </table:table-cell>
          <table:table-cell table:number-columns-repeated="3" office:value-type="string" calcext:value-type="string">
            <text:p>NotImplementedError</text:p>
          </table:table-cell>
          <table:table-cell table:style-name="odfdo_auto_69" office:value-type="string" calcext:value-type="string">
            <text:p>NotImplementedError</text:p>
          </table:table-cell>
          <table:table-cell office:value-type="string" calcext:value-type="string">
            <text:p>NotImplementedError</text:p>
          </table:table-cell>
          <table:table-cell table:style-name="odfdo_auto_69" office:value-type="string" calcext:value-type="string">
            <text:p>NotImplementedError</text:p>
          </table:table-cell>
          <table:table-cell office:value-type="string" calcext:value-type="string">
            <text:p>NotImplementedError</text:p>
          </table:table-cell>
          <table:table-cell table:number-columns-repeated="7" table:style-name="odfdo_auto_69" office:value-type="string" calcext:value-type="string">
            <text:p>NotImplementedError</text:p>
          </table:table-cell>
          <table:table-cell table:style-name="Default" table:number-columns-repeated="16357"/>
        </table:table-row>
        <table:table-row table:style-name="ro1">
          <table:table-cell table:style-name="odfdo_auto_5" office:value-type="string" calcext:value-type="string">
            <text:p>longdouble</text:p>
          </table:table-cell>
          <table:table-cell table:number-columns-repeated="2" office:value-type="string" calcext:value-type="string">
            <text:p>NotImplementedError</text:p>
          </table:table-cell>
          <table:table-cell table:style-name="odfdo_auto_69" office:value-type="string" calcext:value-type="string">
            <text:p>NotImplementedError</text:p>
          </table:table-cell>
          <table:table-cell table:number-columns-repeated="8" office:value-type="string" calcext:value-type="string">
            <text:p>NotImplementedError</text:p>
          </table:table-cell>
          <table:table-cell table:style-name="odfdo_auto_69" office:value-type="string" calcext:value-type="string">
            <text:p>NotImplementedError</text:p>
          </table:table-cell>
          <table:table-cell table:number-columns-repeated="3" office:value-type="string" calcext:value-type="string">
            <text:p>NotImplementedError</text:p>
          </table:table-cell>
          <table:table-cell table:style-name="odfdo_auto_69" office:value-type="string" calcext:value-type="string">
            <text:p>NotImplementedError</text:p>
          </table:table-cell>
          <table:table-cell office:value-type="string" calcext:value-type="string">
            <text:p>NotImplementedError</text:p>
          </table:table-cell>
          <table:table-cell table:style-name="odfdo_auto_69" office:value-type="string" calcext:value-type="string">
            <text:p>NotImplementedError</text:p>
          </table:table-cell>
          <table:table-cell office:value-type="string" calcext:value-type="string">
            <text:p>NotImplementedError</text:p>
          </table:table-cell>
          <table:table-cell table:number-columns-repeated="7" table:style-name="odfdo_auto_69" office:value-type="string" calcext:value-type="string">
            <text:p>NotImplementedError</text:p>
          </table:table-cell>
          <table:table-cell table:style-name="Default" table:number-columns-repeated="16357"/>
        </table:table-row>
        <table:table-row table:style-name="ro1">
          <table:table-cell table:style-name="odfdo_auto_6" office:value-type="string" calcext:value-type="string">
            <text:p>complex64</text:p>
          </table:table-cell>
          <table:table-cell table:number-columns-repeated="2" office:value-type="string" calcext:value-type="string">
            <text:p>NotImplementedError</text:p>
          </table:table-cell>
          <table:table-cell table:style-name="odfdo_auto_69" office:value-type="string" calcext:value-type="string">
            <text:p>NotImplementedError</text:p>
          </table:table-cell>
          <table:table-cell table:number-columns-repeated="8" office:value-type="string" calcext:value-type="string">
            <text:p>NotImplementedError</text:p>
          </table:table-cell>
          <table:table-cell table:style-name="odfdo_auto_69" office:value-type="string" calcext:value-type="string">
            <text:p>NotImplementedError</text:p>
          </table:table-cell>
          <table:table-cell table:number-columns-repeated="3" office:value-type="string" calcext:value-type="string">
            <text:p>NotImplementedError</text:p>
          </table:table-cell>
          <table:table-cell table:style-name="odfdo_auto_69" office:value-type="string" calcext:value-type="string">
            <text:p>NotImplementedError</text:p>
          </table:table-cell>
          <table:table-cell office:value-type="string" calcext:value-type="string">
            <text:p>NotImplementedError</text:p>
          </table:table-cell>
          <table:table-cell table:style-name="odfdo_auto_69" office:value-type="string" calcext:value-type="string">
            <text:p>NotImplementedError</text:p>
          </table:table-cell>
          <table:table-cell office:value-type="string" calcext:value-type="string">
            <text:p>NotImplementedError</text:p>
          </table:table-cell>
          <table:table-cell table:number-columns-repeated="7" table:style-name="odfdo_auto_69" office:value-type="string" calcext:value-type="string">
            <text:p>NotImplementedError</text:p>
          </table:table-cell>
          <table:table-cell table:style-name="Default" table:number-columns-repeated="16357"/>
        </table:table-row>
        <table:table-row table:style-name="ro1">
          <table:table-cell table:style-name="odfdo_auto_7" office:value-type="string" calcext:value-type="string">
            <text:p>int32</text:p>
          </table:table-cell>
          <table:table-cell table:number-columns-repeated="2" office:value-type="string" calcext:value-type="string">
            <text:p>NotImplementedError</text:p>
          </table:table-cell>
          <table:table-cell table:style-name="odfdo_auto_69" office:value-type="string" calcext:value-type="string">
            <text:p>NotImplementedError</text:p>
          </table:table-cell>
          <table:table-cell table:number-columns-repeated="8" office:value-type="string" calcext:value-type="string">
            <text:p>NotImplementedError</text:p>
          </table:table-cell>
          <table:table-cell table:style-name="odfdo_auto_69" office:value-type="string" calcext:value-type="string">
            <text:p>NotImplementedError</text:p>
          </table:table-cell>
          <table:table-cell table:number-columns-repeated="3" office:value-type="string" calcext:value-type="string">
            <text:p>NotImplementedError</text:p>
          </table:table-cell>
          <table:table-cell table:style-name="odfdo_auto_69" office:value-type="string" calcext:value-type="string">
            <text:p>NotImplementedError</text:p>
          </table:table-cell>
          <table:table-cell office:value-type="string" calcext:value-type="string">
            <text:p>NotImplementedError</text:p>
          </table:table-cell>
          <table:table-cell table:style-name="odfdo_auto_69" office:value-type="string" calcext:value-type="string">
            <text:p>NotImplementedError</text:p>
          </table:table-cell>
          <table:table-cell office:value-type="string" calcext:value-type="string">
            <text:p>NotImplementedError</text:p>
          </table:table-cell>
          <table:table-cell table:number-columns-repeated="7" table:style-name="odfdo_auto_69" office:value-type="string" calcext:value-type="string">
            <text:p>NotImplementedError</text:p>
          </table:table-cell>
          <table:table-cell table:style-name="Default" table:number-columns-repeated="16357"/>
        </table:table-row>
        <table:table-row table:style-name="ro1">
          <table:table-cell table:style-name="odfdo_auto_8" office:value-type="string" calcext:value-type="string">
            <text:p>uint16</text:p>
          </table:table-cell>
          <table:table-cell table:number-columns-repeated="2" office:value-type="string" calcext:value-type="string">
            <text:p>NotImplementedError</text:p>
          </table:table-cell>
          <table:table-cell table:style-name="odfdo_auto_69" office:value-type="string" calcext:value-type="string">
            <text:p>NotImplementedError</text:p>
          </table:table-cell>
          <table:table-cell table:number-columns-repeated="8" office:value-type="string" calcext:value-type="string">
            <text:p>NotImplementedError</text:p>
          </table:table-cell>
          <table:table-cell table:style-name="odfdo_auto_69" office:value-type="string" calcext:value-type="string">
            <text:p>NotImplementedError</text:p>
          </table:table-cell>
          <table:table-cell table:number-columns-repeated="3" office:value-type="string" calcext:value-type="string">
            <text:p>NotImplementedError</text:p>
          </table:table-cell>
          <table:table-cell table:style-name="odfdo_auto_69" office:value-type="string" calcext:value-type="string">
            <text:p>NotImplementedError</text:p>
          </table:table-cell>
          <table:table-cell office:value-type="string" calcext:value-type="string">
            <text:p>NotImplementedError</text:p>
          </table:table-cell>
          <table:table-cell table:style-name="odfdo_auto_69" office:value-type="string" calcext:value-type="string">
            <text:p>NotImplementedError</text:p>
          </table:table-cell>
          <table:table-cell office:value-type="string" calcext:value-type="string">
            <text:p>NotImplementedError</text:p>
          </table:table-cell>
          <table:table-cell table:number-columns-repeated="7" table:style-name="odfdo_auto_69" office:value-type="string" calcext:value-type="string">
            <text:p>NotImplementedError</text:p>
          </table:table-cell>
          <table:table-cell table:style-name="Default" table:number-columns-repeated="16357"/>
        </table:table-row>
        <table:table-row table:style-name="ro1">
          <table:table-cell table:style-name="odfdo_auto_9" office:value-type="string" calcext:value-type="string">
            <text:p>Integer</text:p>
          </table:table-cell>
          <table:table-cell table:style-name="odfdo_auto_29" office:value-type="string" calcext:value-type="string">
            <text:p>Integer | Rational | Expression</text:p>
          </table:table-cell>
          <table:table-cell table:style-name="odfdo_auto_28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29" office:value-type="string" calcext:value-type="string">
            <text:p>Integer | Rational | Expression</text:p>
          </table:table-cell>
          <table:table-cell office:value-type="string" calcext:value-type="string">
            <text:p>TypeError</text:p>
          </table:table-cell>
          <table:table-cell table:style-name="odfdo_auto_43" office:value-type="string" calcext:value-type="string">
            <text:p>Rational | Integer | 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9" office:value-type="string" calcext:value-type="string">
            <text:p>Integer | Rational | Expression</text:p>
          </table:table-cell>
          <table:table-cell table:style-name="odfdo_auto_30" office:value-type="string" calcext:value-type="string">
            <text:p>Integer | RealNumber | Expression</text:p>
          </table:table-cell>
          <table:table-cell table:style-name="odfdo_auto_31" office:value-type="string" calcext:value-type="string">
            <text:p>Integer | Expression | ComplexNumber</text:p>
          </table:table-cell>
          <table:table-cell table:style-name="odfdo_auto_29" office:value-type="string" calcext:value-type="string">
            <text:p>Integer | Rational | Expression</text:p>
          </table:table-cell>
          <table:table-cell table:style-name="odfdo_auto_44" office:value-type="string" calcext:value-type="string">
            <text:p>Expression | Integer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office:value-type="string" calcext:value-type="string">
            <text:p>RealDoubleElement_gsl | ComplexDoubleElement</text:p>
          </table:table-cell>
          <table:table-cell table:style-name="odfdo_auto_45" office:value-type="string" calcext:value-type="string">
            <text:p>Expression | Integer | RealBall</text:p>
          </table:table-cell>
          <table:table-cell table:style-name="odfdo_auto_46" office:value-type="string" calcext:value-type="string">
            <text:p>RealIntervalFieldElement | Integer | 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47" office:value-type="string" calcext:value-type="string">
            <text:p>ComplexBall | Integer | Expression</text:p>
          </table:table-cell>
          <table:table-cell table:style-name="odfdo_auto_48" office:value-type="string" calcext:value-type="string">
            <text:p>Expression | ComplexIntervalFieldElement | Integer</text:p>
          </table:table-cell>
          <table:table-cell table:style-name="Default" table:number-columns-repeated="16357"/>
        </table:table-row>
        <table:table-row table:style-name="ro1">
          <table:table-cell table:style-name="odfdo_auto_10" office:value-type="string" calcext:value-type="string">
            <text:p>IntegerMod_i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69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69" office:value-type="string" calcext:value-type="string">
            <text:p>TypeErro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6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6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7" table:style-name="odfdo_auto_69" office:value-type="string" calcext:value-type="string">
            <text:p>TypeError</text:p>
          </table:table-cell>
          <table:table-cell table:style-name="Default" table:number-columns-repeated="16357"/>
        </table:table-row>
        <table:table-row table:style-name="ro1">
          <table:table-cell table:style-name="odfdo_auto_11" office:value-type="string" calcext:value-type="string">
            <text:p>Rational</text:p>
          </table:table-cell>
          <table:table-cell table:style-name="odfdo_auto_43" office:value-type="string" calcext:value-type="string">
            <text:p>Rational | Integer | Expression</text:p>
          </table:table-cell>
          <table:table-cell table:style-name="odfdo_auto_28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49" office:value-type="string" calcext:value-type="string">
            <text:p>Expression | Rational | Integer</text:p>
          </table:table-cell>
          <table:table-cell office:value-type="string" calcext:value-type="string">
            <text:p>TypeError</text:p>
          </table:table-cell>
          <table:table-cell table:style-name="odfdo_auto_49" office:value-type="string" calcext:value-type="string">
            <text:p>Expression | Rational | Integ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9" office:value-type="string" calcext:value-type="string">
            <text:p>Expression | Rational | Integer</text:p>
          </table:table-cell>
          <table:table-cell table:style-name="odfdo_auto_50" office:value-type="string" calcext:value-type="string">
            <text:p>Expression | Integer | RealNumber</text:p>
          </table:table-cell>
          <table:table-cell table:style-name="odfdo_auto_51" office:value-type="string" calcext:value-type="string">
            <text:p>Expression | Integer | ComplexNumber</text:p>
          </table:table-cell>
          <table:table-cell table:style-name="odfdo_auto_49" office:value-type="string" calcext:value-type="string">
            <text:p>Expression | Rational | Integer</text:p>
          </table:table-cell>
          <table:table-cell office:value-type="string" calcext:value-type="string">
            <text:p>Expression</text:p>
          </table:table-cell>
          <table:table-cell table:style-name="odfdo_auto_52" office:value-type="string" calcext:value-type="string">
            <text:p>RealNumber | ComplexNumber</text:p>
          </table:table-cell>
          <table:table-cell office:value-type="string" calcext:value-type="string">
            <text:p>RealDoubleElement_gsl | ComplexDoubleElement</text:p>
          </table:table-cell>
          <table:table-cell table:style-name="odfdo_auto_53" office:value-type="string" calcext:value-type="string">
            <text:p>Expression | RealBall</text:p>
          </table:table-cell>
          <table:table-cell table:style-name="odfdo_auto_54" office:value-type="string" calcext:value-type="string">
            <text:p>Expression | 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55" office:value-type="string" calcext:value-type="string">
            <text:p>Expression | ComplexBall</text:p>
          </table:table-cell>
          <table:table-cell table:style-name="odfdo_auto_56" office:value-type="string" calcext:value-type="string">
            <text:p>Expression | ComplexIntervalFieldElement</text:p>
          </table:table-cell>
          <table:table-cell table:style-name="Default" table:number-columns-repeated="16357"/>
        </table:table-row>
        <table:table-row table:style-name="ro1">
          <table:table-cell table:number-columns-repeated="4" table:style-name="odfdo_auto_12" office:value-type="string" calcext:value-type="string">
            <text:p>Expression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12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2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12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12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12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13" office:value-type="string" calcext:value-type="string">
            <text:p>Polynomial_integer_dense_flint</text:p>
          </table:table-cell>
          <table:table-cell table:style-name="odfdo_auto_29" office:value-type="string" calcext:value-type="string">
            <text:p>Integer | Rational | Expression</text:p>
          </table:table-cell>
          <table:table-cell table:number-columns-repeated="2" table:style-name="odfdo_auto_4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29" office:value-type="string" calcext:value-type="string">
            <text:p>Integer | Rational | Expression</text:p>
          </table:table-cell>
          <table:table-cell office:value-type="string" calcext:value-type="string">
            <text:p>TypeError</text:p>
          </table:table-cell>
          <table:table-cell table:style-name="odfdo_auto_43" office:value-type="string" calcext:value-type="string">
            <text:p>Rational | Integer | 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2" office:value-type="string" calcext:value-type="string">
            <text:p>Integer | Expression</text:p>
          </table:table-cell>
          <table:table-cell table:style-name="odfdo_auto_30" office:value-type="string" calcext:value-type="string">
            <text:p>Integer | RealNumber | Expression</text:p>
          </table:table-cell>
          <table:table-cell table:style-name="odfdo_auto_31" office:value-type="string" calcext:value-type="string">
            <text:p>Integer | Expression | ComplexNumber</text:p>
          </table:table-cell>
          <table:table-cell table:style-name="odfdo_auto_29" office:value-type="string" calcext:value-type="string">
            <text:p>Integer | Rational | Expression</text:p>
          </table:table-cell>
          <table:table-cell table:style-name="odfdo_auto_44" office:value-type="string" calcext:value-type="string">
            <text:p>Expression | Integer</text:p>
          </table:table-cell>
          <table:table-cell table:style-name="odfdo_auto_41" office:value-type="string" calcext:value-type="string">
            <text:p>Expression | PolynomialRealDense</text:p>
          </table:table-cell>
          <table:table-cell table:style-name="odfdo_auto_40" office:value-type="string" calcext:value-type="string">
            <text:p>Expression | PolynomialRing_field_with_category.element_class</text:p>
          </table:table-cell>
          <table:table-cell table:style-name="odfdo_auto_35" office:value-type="string" calcext:value-type="string">
            <text:p>Integer | RealBall | Expression</text:p>
          </table:table-cell>
          <table:table-cell table:style-name="odfdo_auto_46" office:value-type="string" calcext:value-type="string">
            <text:p>RealIntervalFieldElement | Integer | Expression</text:p>
          </table:table-cell>
          <table:table-cell table:number-columns-repeated="2" table:style-name="odfdo_auto_40" office:value-type="string" calcext:value-type="string">
            <text:p>Expression | PolynomialRing_field_with_category.element_class</text:p>
          </table:table-cell>
          <table:table-cell table:style-name="odfdo_auto_47" office:value-type="string" calcext:value-type="string">
            <text:p>ComplexBall | Integer | Expression</text:p>
          </table:table-cell>
          <table:table-cell table:style-name="odfdo_auto_38" office:value-type="string" calcext:value-type="string">
            <text:p>Integer | ComplexIntervalFieldElement | Expression</text:p>
          </table:table-cell>
          <table:table-cell table:style-name="Default" table:number-columns-repeated="16357"/>
        </table:table-row>
        <table:table-row table:style-name="ro1">
          <table:table-cell table:style-name="odfdo_auto_14" office:value-type="string" calcext:value-type="string">
            <text:p>Polynomial_rational_flint</text:p>
          </table:table-cell>
          <table:table-cell table:style-name="odfdo_auto_43" office:value-type="string" calcext:value-type="string">
            <text:p>Rational | Integer | Expression</text:p>
          </table:table-cell>
          <table:table-cell table:number-columns-repeated="2" table:style-name="odfdo_auto_4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29" office:value-type="string" calcext:value-type="string">
            <text:p>Integer | Rational | Expression</text:p>
          </table:table-cell>
          <table:table-cell office:value-type="string" calcext:value-type="string">
            <text:p>TypeError</text:p>
          </table:table-cell>
          <table:table-cell table:style-name="odfdo_auto_43" office:value-type="string" calcext:value-type="string">
            <text:p>Rational | Integer | 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9" office:value-type="string" calcext:value-type="string">
            <text:p>Integer | Rational | Expression</text:p>
          </table:table-cell>
          <table:table-cell table:style-name="odfdo_auto_30" office:value-type="string" calcext:value-type="string">
            <text:p>Integer | RealNumber | Expression</text:p>
          </table:table-cell>
          <table:table-cell table:style-name="odfdo_auto_31" office:value-type="string" calcext:value-type="string">
            <text:p>Integer | Expression | ComplexNumber</text:p>
          </table:table-cell>
          <table:table-cell table:style-name="odfdo_auto_29" office:value-type="string" calcext:value-type="string">
            <text:p>Integer | Rational | Expression</text:p>
          </table:table-cell>
          <table:table-cell table:style-name="odfdo_auto_44" office:value-type="string" calcext:value-type="string">
            <text:p>Expression | Integer</text:p>
          </table:table-cell>
          <table:table-cell table:style-name="odfdo_auto_41" office:value-type="string" calcext:value-type="string">
            <text:p>Expression | PolynomialRealDense</text:p>
          </table:table-cell>
          <table:table-cell table:style-name="odfdo_auto_40" office:value-type="string" calcext:value-type="string">
            <text:p>Expression | PolynomialRing_field_with_category.element_class</text:p>
          </table:table-cell>
          <table:table-cell table:style-name="odfdo_auto_35" office:value-type="string" calcext:value-type="string">
            <text:p>Integer | RealBall | Expression</text:p>
          </table:table-cell>
          <table:table-cell table:style-name="odfdo_auto_46" office:value-type="string" calcext:value-type="string">
            <text:p>RealIntervalFieldElement | Integer | Expression</text:p>
          </table:table-cell>
          <table:table-cell table:number-columns-repeated="2" table:style-name="odfdo_auto_40" office:value-type="string" calcext:value-type="string">
            <text:p>Expression | PolynomialRing_field_with_category.element_class</text:p>
          </table:table-cell>
          <table:table-cell table:style-name="odfdo_auto_47" office:value-type="string" calcext:value-type="string">
            <text:p>ComplexBall | Integer | Expression</text:p>
          </table:table-cell>
          <table:table-cell table:style-name="odfdo_auto_38" office:value-type="string" calcext:value-type="string">
            <text:p>Integer | ComplexIntervalFieldElement | Expression</text:p>
          </table:table-cell>
          <table:table-cell table:style-name="Default" table:number-columns-repeated="16357"/>
        </table:table-row>
        <table:table-row table:style-name="ro1">
          <table:table-cell table:style-name="odfdo_auto_15" office:value-type="string" calcext:value-type="string">
            <text:p>PolynomialRealDense</text:p>
          </table:table-cell>
          <table:table-cell table:style-name="odfdo_auto_57" office:value-type="string" calcext:value-type="string">
            <text:p>Expression | RealNumber</text:p>
          </table:table-cell>
          <table:table-cell table:style-name="odfdo_auto_41" office:value-type="string" calcext:value-type="string">
            <text:p>Expression | PolynomialRealDense</text:p>
          </table:table-cell>
          <table:table-cell table:style-name="odfdo_auto_4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5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57" office:value-type="string" calcext:value-type="string">
            <text:p>Expression | RealNumber</text:p>
          </table:table-cell>
          <table:table-cell table:style-name="odfdo_auto_58" office:value-type="string" calcext:value-type="string">
            <text:p>Expression | TypeError</text:p>
          </table:table-cell>
          <table:table-cell table:number-columns-repeated="3" table:style-name="odfdo_auto_59" office:value-type="string" calcext:value-type="string">
            <text:p>Expression | TypeError | RealNumber</text:p>
          </table:table-cell>
          <table:table-cell table:style-name="odfdo_auto_60" office:value-type="string" calcext:value-type="string">
            <text:p>Expression | TypeError | ComplexNumber</text:p>
          </table:table-cell>
          <table:table-cell table:style-name="odfdo_auto_59" office:value-type="string" calcext:value-type="string">
            <text:p>Expression | TypeError | Real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1" office:value-type="string" calcext:value-type="string">
            <text:p>Expression | PolynomialRealDense</text:p>
          </table:table-cell>
          <table:table-cell table:number-columns-repeated="2" table:style-name="odfdo_auto_58" office:value-type="string" calcext:value-type="string">
            <text:p>Expression | TypeError</text:p>
          </table:table-cell>
          <table:table-cell table:number-columns-repeated="2" table:style-name="odfdo_auto_40" office:value-type="string" calcext:value-type="string">
            <text:p>Expression | PolynomialRing_field_with_category.element_class</text:p>
          </table:table-cell>
          <table:table-cell table:number-columns-repeated="2" table:style-name="odfdo_auto_58" office:value-type="string" calcext:value-type="string">
            <text:p>Expression | TypeError</text:p>
          </table:table-cell>
          <table:table-cell table:style-name="Default" table:number-columns-repeated="16357"/>
        </table:table-row>
        <table:table-row table:style-name="ro1">
          <table:table-cell table:style-name="odfdo_auto_16" office:value-type="string" calcext:value-type="string">
            <text:p>PolynomialRing_field_with_category.element_class</text:p>
          </table:table-cell>
          <table:table-cell table:style-name="odfdo_auto_61" office:value-type="string" calcext:value-type="string">
            <text:p>Expression | ComplexNumber</text:p>
          </table:table-cell>
          <table:table-cell table:number-columns-repeated="2" table:style-name="odfdo_auto_4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61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61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61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4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17" office:value-type="string" calcext:value-type="string">
            <text:p>OrderElement_quadratic</text:p>
          </table:table-cell>
          <table:table-cell table:style-name="odfdo_auto_29" office:value-type="string" calcext:value-type="string">
            <text:p>Integer | Rational | 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29" office:value-type="string" calcext:value-type="string">
            <text:p>Integer | Rational | Expression</text:p>
          </table:table-cell>
          <table:table-cell office:value-type="string" calcext:value-type="string">
            <text:p>TypeError</text:p>
          </table:table-cell>
          <table:table-cell table:style-name="odfdo_auto_43" office:value-type="string" calcext:value-type="string">
            <text:p>Rational | Integer | 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9" office:value-type="string" calcext:value-type="string">
            <text:p>Integer | Rational | Expression</text:p>
          </table:table-cell>
          <table:table-cell table:style-name="odfdo_auto_30" office:value-type="string" calcext:value-type="string">
            <text:p>Integer | RealNumber | Expression</text:p>
          </table:table-cell>
          <table:table-cell table:style-name="odfdo_auto_31" office:value-type="string" calcext:value-type="string">
            <text:p>Integer | Expression | ComplexNumber</text:p>
          </table:table-cell>
          <table:table-cell table:style-name="odfdo_auto_29" office:value-type="string" calcext:value-type="string">
            <text:p>Integer | Rational | Expression</text:p>
          </table:table-cell>
          <table:table-cell table:style-name="odfdo_auto_44" office:value-type="string" calcext:value-type="string">
            <text:p>Expression | Integer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RealDoubleElement_gsl</text:p>
          </table:table-cell>
          <table:table-cell table:style-name="odfdo_auto_35" office:value-type="string" calcext:value-type="string">
            <text:p>Integer | RealBall | Expression</text:p>
          </table:table-cell>
          <table:table-cell table:style-name="odfdo_auto_46" office:value-type="string" calcext:value-type="string">
            <text:p>RealIntervalFieldElement | Integer | 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47" office:value-type="string" calcext:value-type="string">
            <text:p>ComplexBall | Integer | Expression</text:p>
          </table:table-cell>
          <table:table-cell table:style-name="odfdo_auto_38" office:value-type="string" calcext:value-type="string">
            <text:p>Integer | ComplexIntervalFieldElement | Expression</text:p>
          </table:table-cell>
          <table:table-cell table:style-name="Default" table:number-columns-repeated="16357"/>
        </table:table-row>
        <table:table-row table:style-name="ro1">
          <table:table-cell table:style-name="odfdo_auto_18" office:value-type="string" calcext:value-type="string">
            <text:p>NumberFieldElement_gaussian</text:p>
          </table:table-cell>
          <table:table-cell table:style-name="odfdo_auto_62" office:value-type="string" calcext:value-type="string">
            <text:p>Expression | NumberFieldElement_gaussian</text:p>
          </table:table-cell>
          <table:table-cell table:style-name="odfdo_auto_24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62" office:value-type="string" calcext:value-type="string">
            <text:p>Expression | NumberFieldElement_gaussian</text:p>
          </table:table-cell>
          <table:table-cell office:value-type="string" calcext:value-type="string">
            <text:p>TypeError</text:p>
          </table:table-cell>
          <table:table-cell table:style-name="odfdo_auto_12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62" office:value-type="string" calcext:value-type="string">
            <text:p>Expression | NumberFieldElement_gaussian</text:p>
          </table:table-cell>
          <table:table-cell table:number-columns-repeated="2" table:style-name="odfdo_auto_61" office:value-type="string" calcext:value-type="string">
            <text:p>Expression | ComplexNumber</text:p>
          </table:table-cell>
          <table:table-cell table:style-name="odfdo_auto_62" office:value-type="string" calcext:value-type="string">
            <text:p>Expression | NumberFieldElement_gaussian</text:p>
          </table:table-cell>
          <table:table-cell office:value-type="string" calcext:value-type="string">
            <text:p>Expression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style-name="odfdo_auto_57" office:value-type="string" calcext:value-type="string">
            <text:p>Expression | RealNumber</text:p>
          </table:table-cell>
          <table:table-cell table:style-name="odfdo_auto_5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5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5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41" office:value-type="string" calcext:value-type="string">
            <text:p>Expression | PolynomialRealDense</text:p>
          </table:table-cell>
          <table:table-cell office:value-type="string" calcext:value-type="string">
            <text:p>Expression | PolynomialRing_field_with_category.element_class</text:p>
          </table:table-cell>
          <table:table-cell table:style-name="odfdo_auto_5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style-name="odfdo_auto_52" office:value-type="string" calcext:value-type="string">
            <text:p>RealNumber | ComplexNumber</text:p>
          </table:table-cell>
          <table:table-cell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20" office:value-type="string" calcext:value-type="string">
            <text:p>RealDoubleElement_gsl</text:p>
          </table:table-cell>
          <table:table-cell table:style-name="odfdo_auto_63" office:value-type="string" calcext:value-type="string">
            <text:p>RealDoubleElement_gsl | Expression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63" office:value-type="string" calcext:value-type="string">
            <text:p>RealDoubleElement_gsl | Expression</text:p>
          </table:table-cell>
          <table:table-cell office:value-type="string" calcext:value-type="string">
            <text:p>TypeError</text:p>
          </table:table-cell>
          <table:table-cell table:style-name="odfdo_auto_64" office:value-type="string" calcext:value-type="string">
            <text:p>Expression | RealDoubleElement_gs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0" office:value-type="string" calcext:value-type="string">
            <text:p>Expression | PolynomialRing_field_with_category.element_class</text:p>
          </table:table-cell>
          <table:table-cell table:style-name="odfdo_auto_41" office:value-type="string" calcext:value-type="string">
            <text:p>Expression | PolynomialRealDense</text:p>
          </table:table-cell>
          <table:table-cell office:value-type="string" calcext:value-type="string">
            <text:p>Expression | PolynomialRing_field_with_category.element_class</text:p>
          </table:table-cell>
          <table:table-cell table:style-name="odfdo_auto_63" office:value-type="string" calcext:value-type="string">
            <text:p>RealDoubleElement_gsl | Expression</text:p>
          </table:table-cell>
          <table:table-cell office:value-type="string" calcext:value-type="string">
            <text:p>Expression</text:p>
          </table:table-cell>
          <table:table-cell table:style-name="odfdo_auto_52" office:value-type="string" calcext:value-type="string">
            <text:p>RealNumber | ComplexNumber</text:p>
          </table:table-cell>
          <table:table-cell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21" office:value-type="string" calcext:value-type="string">
            <text:p>RealBall</text:p>
          </table:table-cell>
          <table:table-cell table:style-name="odfdo_auto_53" office:value-type="string" calcext:value-type="string">
            <text:p>Expression | RealBall</text:p>
          </table:table-cell>
          <table:table-cell table:number-columns-repeated="2" table:style-name="odfdo_auto_12" office:value-type="string" calcext:value-type="string">
            <text:p>Expression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53" office:value-type="string" calcext:value-type="string">
            <text:p>Expression | RealBall</text:p>
          </table:table-cell>
          <table:table-cell office:value-type="string" calcext:value-type="string">
            <text:p>TypeError</text:p>
          </table:table-cell>
          <table:table-cell table:style-name="odfdo_auto_12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53" office:value-type="string" calcext:value-type="string">
            <text:p>Expression | RealBal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12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12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22" office:value-type="string" calcext:value-type="string">
            <text:p>RealIntervalFieldElement</text:p>
          </table:table-cell>
          <table:table-cell table:style-name="odfdo_auto_65" office:value-type="string" calcext:value-type="string">
            <text:p>RealIntervalFieldElement | Expression</text:p>
          </table:table-cell>
          <table:table-cell table:number-columns-repeated="2" table:style-name="odfdo_auto_12" office:value-type="string" calcext:value-type="string">
            <text:p>Expression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54" office:value-type="string" calcext:value-type="string">
            <text:p>Expression | RealIntervalFieldElement</text:p>
          </table:table-cell>
          <table:table-cell office:value-type="string" calcext:value-type="string">
            <text:p>TypeError</text:p>
          </table:table-cell>
          <table:table-cell table:style-name="odfdo_auto_12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54" office:value-type="string" calcext:value-type="string">
            <text:p>Expression | RealIntervalField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12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12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23" office:value-type="string" calcext:value-type="string">
            <text:p>ComplexNumber</text:p>
          </table:table-cell>
          <table:table-cell table:style-name="odfdo_auto_61" office:value-type="string" calcext:value-type="string">
            <text:p>Expression | ComplexNumber</text:p>
          </table:table-cell>
          <table:table-cell table:number-columns-repeated="2" table:style-name="odfdo_auto_23" office:value-type="string" calcext:value-type="string">
            <text:p>ComplexNumbe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61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61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4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 | PolynomialRing_field_with_category.element_class</text:p>
          </table:table-cell>
          <table:table-cell table:style-name="odfdo_auto_61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3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24" office:value-type="string" calcext:value-type="string">
            <text:p>ComplexDoubleElement</text:p>
          </table:table-cell>
          <table:table-cell table:style-name="odfdo_auto_66" office:value-type="string" calcext:value-type="string">
            <text:p>Expression | ComplexDoubleElement</text:p>
          </table:table-cell>
          <table:table-cell table:number-columns-repeated="2" table:style-name="odfdo_auto_24" office:value-type="string" calcext:value-type="string">
            <text:p>ComplexDoubleElement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66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66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4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 | PolynomialRing_field_with_category.element_class</text:p>
          </table:table-cell>
          <table:table-cell table:style-name="odfdo_auto_66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25" office:value-type="string" calcext:value-type="string">
            <text:p>ComplexBall</text:p>
          </table:table-cell>
          <table:table-cell table:style-name="odfdo_auto_67" office:value-type="string" calcext:value-type="string">
            <text:p>ComplexBall | Expression</text:p>
          </table:table-cell>
          <table:table-cell table:number-columns-repeated="2" table:style-name="odfdo_auto_12" office:value-type="string" calcext:value-type="string">
            <text:p>Expression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55" office:value-type="string" calcext:value-type="string">
            <text:p>Expression | ComplexBall</text:p>
          </table:table-cell>
          <table:table-cell office:value-type="string" calcext:value-type="string">
            <text:p>TypeError</text:p>
          </table:table-cell>
          <table:table-cell table:style-name="odfdo_auto_12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55" office:value-type="string" calcext:value-type="string">
            <text:p>Expression | ComplexBal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12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12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26" office:value-type="string" calcext:value-type="string">
            <text:p>ComplexIntervalFieldElement</text:p>
          </table:table-cell>
          <table:table-cell table:style-name="odfdo_auto_56" office:value-type="string" calcext:value-type="string">
            <text:p>Expression | ComplexIntervalFieldElement</text:p>
          </table:table-cell>
          <table:table-cell table:number-columns-repeated="2" table:style-name="odfdo_auto_12" office:value-type="string" calcext:value-type="string">
            <text:p>Expression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56" office:value-type="string" calcext:value-type="string">
            <text:p>Expression | ComplexIntervalFieldElement</text:p>
          </table:table-cell>
          <table:table-cell office:value-type="string" calcext:value-type="string">
            <text:p>TypeError</text:p>
          </table:table-cell>
          <table:table-cell table:style-name="odfdo_auto_12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56" office:value-type="string" calcext:value-type="string">
            <text:p>Expression | ComplexIntervalField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12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12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</table:table>
      <table:table table:name="harmonic_number_hold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odfdo_auto_12"/>
        <table:table-column table:style-name="co10" table:default-cell-style-name="odfdo_auto_12"/>
        <table:table-column table:style-name="co11" table:default-cell-style-name="odfdo_auto_3"/>
        <table:table-column table:style-name="co12" table:number-columns-repeated="5" table:default-cell-style-name="odfdo_auto_12"/>
        <table:table-column table:style-name="co9" table:default-cell-style-name="odfdo_auto_12"/>
        <table:table-column table:style-name="co13" table:default-cell-style-name="odfdo_auto_69"/>
        <table:table-column table:style-name="co9" table:default-cell-style-name="odfdo_auto_12"/>
        <table:table-column table:style-name="co12" table:default-cell-style-name="odfdo_auto_12"/>
        <table:table-column table:style-name="co10" table:default-cell-style-name="odfdo_auto_12"/>
        <table:table-column table:style-name="co14" table:default-cell-style-name="odfdo_auto_12"/>
        <table:table-column table:style-name="co15" table:default-cell-style-name="odfdo_auto_12"/>
        <table:table-column table:style-name="co16" table:default-cell-style-name="odfdo_auto_12"/>
        <table:table-column table:style-name="co9" table:default-cell-style-name="odfdo_auto_12"/>
        <table:table-column table:style-name="co17" table:default-cell-style-name="odfdo_auto_12"/>
        <table:table-column table:style-name="co10" table:number-columns-repeated="2" table:default-cell-style-name="odfdo_auto_12"/>
        <table:table-column table:style-name="co12" table:default-cell-style-name="odfdo_auto_12"/>
        <table:table-column table:style-name="co18" table:default-cell-style-name="odfdo_auto_12"/>
        <table:table-column table:style-name="co19" table:default-cell-style-name="odfdo_auto_23"/>
        <table:table-column table:style-name="co20" table:default-cell-style-name="odfdo_auto_24"/>
        <table:table-column table:style-name="co21" table:default-cell-style-name="odfdo_auto_12"/>
        <table:table-column table:style-name="co22" table:default-cell-style-name="odfdo_auto_12"/>
        <table:table-column table:style-name="co23" table:number-columns-repeated="16357"/>
        <table:table-row table:style-name="ro1">
          <table:table-cell office:value-type="string" calcext:value-type="string">
            <text:p>harmonic_number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float32</text:p>
          </table:table-cell>
          <table:table-cell table:style-name="odfdo_auto_5" office:value-type="string" calcext:value-type="string">
            <text:p>longdouble</text:p>
          </table:table-cell>
          <table:table-cell table:style-name="odfdo_auto_6" office:value-type="string" calcext:value-type="string">
            <text:p>complex64</text:p>
          </table:table-cell>
          <table:table-cell table:style-name="odfdo_auto_7" office:value-type="string" calcext:value-type="string">
            <text:p>int32</text:p>
          </table:table-cell>
          <table:table-cell table:style-name="odfdo_auto_8" office:value-type="string" calcext:value-type="string">
            <text:p>uint16</text:p>
          </table:table-cell>
          <table:table-cell table:style-name="odfdo_auto_9" office:value-type="string" calcext:value-type="string">
            <text:p>Integer</text:p>
          </table:table-cell>
          <table:table-cell table:style-name="odfdo_auto_10" office:value-type="string" calcext:value-type="string">
            <text:p>IntegerMod_int</text:p>
          </table:table-cell>
          <table:table-cell table:style-name="odfdo_auto_11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3" office:value-type="string" calcext:value-type="string">
            <text:p>Polynomial_integer_dense_flint</text:p>
          </table:table-cell>
          <table:table-cell table:style-name="odfdo_auto_14" office:value-type="string" calcext:value-type="string">
            <text:p>Polynomial_rational_flint</text:p>
          </table:table-cell>
          <table:table-cell table:style-name="odfdo_auto_15" office:value-type="string" calcext:value-type="string">
            <text:p>PolynomialRealDense</text:p>
          </table:table-cell>
          <table:table-cell table:style-name="odfdo_auto_16" office:value-type="string" calcext:value-type="string">
            <text:p>PolynomialRing_field_with_category.element_class</text:p>
          </table:table-cell>
          <table:table-cell table:style-name="odfdo_auto_17" office:value-type="string" calcext:value-type="string">
            <text:p>OrderElement_quadratic</text:p>
          </table:table-cell>
          <table:table-cell table:style-name="odfdo_auto_18" office:value-type="string" calcext:value-type="string">
            <text:p>NumberFieldElement_gaussian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RealDoubleElement_gsl</text:p>
          </table:table-cell>
          <table:table-cell table:style-name="odfdo_auto_21" office:value-type="string" calcext:value-type="string">
            <text:p>RealBall</text:p>
          </table:table-cell>
          <table:table-cell table:style-name="odfdo_auto_22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5" office:value-type="string" calcext:value-type="string">
            <text:p>ComplexBall</text:p>
          </table:table-cell>
          <table:table-cell table:style-name="odfdo_auto_26" office:value-type="string" calcext:value-type="string">
            <text:p>ComplexIntervalFieldElement</text:p>
          </table:table-cell>
          <table:table-cell table:style-name="Default" table:number-columns-repeated="16357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8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39" office:value-type="string" calcext:value-type="string">
            <text:p>Expression | float</text:p>
          </table:table-cell>
          <table:table-cell table:style-name="odfdo_auto_28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39" office:value-type="string" calcext:value-type="string">
            <text:p>Expression | float</text:p>
          </table:table-cell>
          <table:table-cell office:value-type="string" calcext:value-type="string">
            <text:p>TypeError</text:p>
          </table:table-cell>
          <table:table-cell table:style-name="odfdo_auto_39" office:value-type="string" calcext:value-type="string">
            <text:p>Expression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0" office:value-type="string" calcext:value-type="string">
            <text:p>Expression | PolynomialRing_field_with_category.element_class</text:p>
          </table:table-cell>
          <table:table-cell table:style-name="odfdo_auto_41" office:value-type="string" calcext:value-type="string">
            <text:p>Expression | PolynomialRealDense</text:p>
          </table:table-cell>
          <table:table-cell table:style-name="odfdo_auto_40" office:value-type="string" calcext:value-type="string">
            <text:p>Expression | PolynomialRing_field_with_category.element_class</text:p>
          </table:table-cell>
          <table:table-cell table:style-name="odfdo_auto_39" office:value-type="string" calcext:value-type="string">
            <text:p>Expression | float</text:p>
          </table:table-cell>
          <table:table-cell office:value-type="string" calcext:value-type="string">
            <text:p>Expression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42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42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42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40" office:value-type="string" calcext:value-type="string">
            <text:p>Expression | PolynomialRing_field_with_category.element_class</text:p>
          </table:table-cell>
          <table:table-cell table:style-name="odfdo_auto_42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4" office:value-type="string" calcext:value-type="string">
            <text:p>float32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2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12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5" office:value-type="string" calcext:value-type="string">
            <text:p>longdouble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2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12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6" office:value-type="string" calcext:value-type="string">
            <text:p>complex64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2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12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7" office:value-type="string" calcext:value-type="string">
            <text:p>int32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2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12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8" office:value-type="string" calcext:value-type="string">
            <text:p>uint16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2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12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9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8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10" office:value-type="string" calcext:value-type="string">
            <text:p>IntegerMod_int</text:p>
          </table:table-cell>
          <table:table-cell table:number-columns-repeated="9" table:style-name="odfdo_auto_6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6" table:style-name="odfdo_auto_69" office:value-type="string" calcext:value-type="string">
            <text:p>TypeError</text:p>
          </table:table-cell>
          <table:table-cell table:style-name="Default" table:number-columns-repeated="16357"/>
        </table:table-row>
        <table:table-row table:style-name="ro1">
          <table:table-cell table:style-name="odfdo_auto_11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8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52" office:value-type="string" calcext:value-type="string">
            <text:p>RealNumber | ComplexNumber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12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2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12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13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0" office:value-type="string" calcext:value-type="string">
            <text:p>Expression | PolynomialRing_field_with_category.element_class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41" office:value-type="string" calcext:value-type="string">
            <text:p>Expression | PolynomialRealDense</text:p>
          </table:table-cell>
          <table:table-cell table:style-name="odfdo_auto_4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4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14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0" office:value-type="string" calcext:value-type="string">
            <text:p>Expression | PolynomialRing_field_with_category.element_class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41" office:value-type="string" calcext:value-type="string">
            <text:p>Expression | PolynomialRealDense</text:p>
          </table:table-cell>
          <table:table-cell table:style-name="odfdo_auto_4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4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15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41" office:value-type="string" calcext:value-type="string">
            <text:p>Expression | PolynomialRealDense</text:p>
          </table:table-cell>
          <table:table-cell table:style-name="odfdo_auto_40" office:value-type="string" calcext:value-type="string">
            <text:p>Expression | PolynomialRing_field_with_category.element_class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4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4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16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0" office:value-type="string" calcext:value-type="string">
            <text:p>Expression | PolynomialRing_field_with_category.element_class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4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4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17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9" office:value-type="string" calcext:value-type="string">
            <text:p>RealNumber</text:p>
          </table:table-cell>
          <table:table-cell table:style-name="odfdo_auto_20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18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24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3" office:value-type="string" calcext:value-type="string">
            <text:p>ComplexNumber</text:p>
          </table:table-cell>
          <table:table-cell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19" office:value-type="string" calcext:value-type="string">
            <text:p>RealNumber</text:p>
          </table:table-cell>
          <table:table-cell table:style-name="odfdo_auto_57" office:value-type="string" calcext:value-type="string">
            <text:p>Expression | RealNumber</text:p>
          </table:table-cell>
          <table:table-cell table:style-name="odfdo_auto_5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5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5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41" office:value-type="string" calcext:value-type="string">
            <text:p>Expression | PolynomialRealDense</text:p>
          </table:table-cell>
          <table:table-cell table:style-name="odfdo_auto_40" office:value-type="string" calcext:value-type="string">
            <text:p>Expression | PolynomialRing_field_with_category.element_class</text:p>
          </table:table-cell>
          <table:table-cell table:style-name="odfdo_auto_5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style-name="odfdo_auto_52" office:value-type="string" calcext:value-type="string">
            <text:p>RealNumber | ComplexNumber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20" office:value-type="string" calcext:value-type="string">
            <text:p>RealDoubleElement_gsl</text:p>
          </table:table-cell>
          <table:table-cell table:style-name="odfdo_auto_63" office:value-type="string" calcext:value-type="string">
            <text:p>RealDoubleElement_gsl | Expression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63" office:value-type="string" calcext:value-type="string">
            <text:p>RealDoubleElement_gsl | Expression</text:p>
          </table:table-cell>
          <table:table-cell office:value-type="string" calcext:value-type="string">
            <text:p>TypeError</text:p>
          </table:table-cell>
          <table:table-cell table:style-name="odfdo_auto_64" office:value-type="string" calcext:value-type="string">
            <text:p>Expression | RealDoubleElement_gs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0" office:value-type="string" calcext:value-type="string">
            <text:p>Expression | PolynomialRing_field_with_category.element_class</text:p>
          </table:table-cell>
          <table:table-cell table:style-name="odfdo_auto_41" office:value-type="string" calcext:value-type="string">
            <text:p>Expression | PolynomialRealDense</text:p>
          </table:table-cell>
          <table:table-cell table:style-name="odfdo_auto_40" office:value-type="string" calcext:value-type="string">
            <text:p>Expression | PolynomialRing_field_with_category.element_class</text:p>
          </table:table-cell>
          <table:table-cell table:style-name="odfdo_auto_63" office:value-type="string" calcext:value-type="string">
            <text:p>RealDoubleElement_gsl | Expression</text:p>
          </table:table-cell>
          <table:table-cell office:value-type="string" calcext:value-type="string">
            <text:p>Expression</text:p>
          </table:table-cell>
          <table:table-cell table:style-name="odfdo_auto_52" office:value-type="string" calcext:value-type="string">
            <text:p>RealNumber | ComplexNumber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21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2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12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22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2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12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23" office:value-type="string" calcext:value-type="string">
            <text:p>ComplexNumber</text:p>
          </table:table-cell>
          <table:table-cell table:style-name="odfdo_auto_61" office:value-type="string" calcext:value-type="string">
            <text:p>Expression | ComplexNumber</text:p>
          </table:table-cell>
          <table:table-cell table:number-columns-repeated="2" table:style-name="odfdo_auto_23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61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61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40" office:value-type="string" calcext:value-type="string">
            <text:p>Expression | PolynomialRing_field_with_category.element_class</text:p>
          </table:table-cell>
          <table:table-cell table:style-name="odfdo_auto_61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3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24" office:value-type="string" calcext:value-type="string">
            <text:p>ComplexDoubleElement</text:p>
          </table:table-cell>
          <table:table-cell table:style-name="odfdo_auto_66" office:value-type="string" calcext:value-type="string">
            <text:p>Expression | ComplexDoubleElement</text:p>
          </table:table-cell>
          <table:table-cell table:number-columns-repeated="2" table:style-name="odfdo_auto_24"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66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66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40" office:value-type="string" calcext:value-type="string">
            <text:p>Expression | PolynomialRing_field_with_category.element_class</text:p>
          </table:table-cell>
          <table:table-cell table:style-name="odfdo_auto_66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4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25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2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12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  <table:table-row table:style-name="ro1">
          <table:table-cell table:style-name="odfdo_auto_26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2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12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Default" table:number-columns-repeated="163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思源黑体" svg:font-family="思源黑体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思源宋体" style:font-family-generic-asian="system" style:font-pitch-asian="variable" style:font-size-asian="12pt" style:language-asian="zxx" style:country-asian="none" style:font-family-complex="'思源黑体 传统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pitch-asian="variable" style:font-size-asian="10pt" style:font-name-complex="DejaVu Sans" style:font-family-complex="'DejaVu Sans'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4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2" meta:cell-count="1458" meta:object-count="0"/>
    <meta:user-defined meta:name="Info 1"/>
    <meta:user-defined meta:name="Info 2"/>
    <meta:user-defined meta:name="Info 3"/>
    <meta:user-defined meta:name="Info 4"/>
  </office:meta>
</office:document-meta>
</file>